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ce4ca" officeooo:paragraph-rsid="000ce4ca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ce4ca" officeooo:paragraph-rsid="000ce4ca"/>
    </style:style>
    <style:style style:name="P3" style:family="paragraph" style:parent-style-name="Standard">
      <style:paragraph-properties fo:text-align="start" style:justify-single-word="false"/>
      <style:text-properties style:text-underline-style="none" officeooo:rsid="000ce4ca" officeooo:paragraph-rsid="000ce4ca"/>
    </style:style>
    <style:style style:name="T1" style:family="text">
      <style:text-properties fo:background-color="#009900" loext:char-shading-value="0"/>
    </style:style>
    <style:style style:name="T2" style:family="text">
      <style:text-properties fo:background-color="#009900" loext:char-shading-value="0"/>
    </style:style>
    <style:style style:name="T3" style:family="text">
      <style:text-properties officeooo:rsid="000d2309" fo:background-color="#009900" loext:char-shading-value="0"/>
    </style:style>
    <style:style style:name="T4" style:family="text">
      <style:text-properties officeooo:rsid="000d2309" fo:background-color="#009900" loext:char-shading-value="0"/>
    </style:style>
    <style:style style:name="T5" style:family="text">
      <style:text-properties fo:color="#ffffff" fo:background-color="#009900" loext:char-shading-value="0"/>
    </style:style>
    <style:style style:name="T6" style:family="text">
      <style:text-properties fo:color="#ffffff" officeooo:rsid="000d2309" fo:background-color="#009900" loext:char-shading-value="0"/>
    </style:style>
    <style:style style:name="T7" style:family="text">
      <style:text-properties officeooo:rsid="000d23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ioneer Task List:</text:p>
      <text:p text:style-name="P3">1. <text:span text:style-name="T5">Pay scale / Increment opening entry</text:span></text:p>
      <text:p text:style-name="P3">2. <text:span text:style-name="T5">ACR Entr</text:span><text:span text:style-name="T6">y / Edit</text:span></text:p>
      <text:p text:style-name="P3">3. Loan Schedule auto save loan entry</text:p>
      <text:p text:style-name="P3">4. Salary calculation</text:p>
      <text:p text:style-name="P3"><text:s/>5. Supplement Salary Calculatio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23:24:46.407984751</meta:creation-date>
    <dc:date>2018-06-10T23:25:35.444282133</dc:date>
    <meta:editing-duration>PT8H29M2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29" meta:character-count="166" meta:non-whitespace-character-count="142"/>
  </office:meta>
</office:document-meta>
</file>